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ttpInputMessag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InputMessage.MockHttpInputMessage( InputStream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InputMessag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InputMessage.MockHttpInputMessage( byte [ ]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